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8393"/>
    </style:style>
    <style:style style:name="P2" style:family="paragraph" style:parent-style-name="Standard">
      <style:text-properties officeooo:rsid="00188393" officeooo:paragraph-rsid="00188393"/>
    </style:style>
    <style:style style:name="P3" style:family="paragraph" style:parent-style-name="Standard">
      <style:text-properties officeooo:rsid="0019a09b" officeooo:paragraph-rsid="0019a09b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officeooo:rsid="00188393" style:font-size-asian="8.75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 = 999773</text:span></text:p>
      <text:p text:style-name="P2"><text:span text:style-name="T1">q = 876011</text:span></text:p>
      <text:p text:style-name="P2"><text:span text:style-name="T1">n = p*q = 875812145503</text:span></text:p>
      <text:p text:style-name="P2"><text:span text:style-name="T1">phi = (p-1)*(q-1) = 875810269720</text:span></text:p>
      <text:p text:style-name="P2"><text:span text:style-name="T1"/></text:p>
      <text:p text:style-name="P2"><text:span text:style-name="T1">choose e:</text:span></text:p>
      <text:p text:style-name="P2"><text:span text:style-name="T1">e = 6577</text:span></text:p>
      <text:p text:style-name="P2"><text:span text:style-name="T1">d ??</text:span></text:p>
      <text:p text:style-name="P2"><text:span text:style-name="T1">e * d = 1 mod phi</text:span></text:p>
      <text:p text:style-name="P3"><text:span text:style-name="T1">d = 816020272593</text:span></text:p>
      <text:p text:style-name="P3"><text:span text:style-name="T1"/></text:p>
      <text:p text:style-name="P3"><text:span text:style-name="T1">private key = (n, d) decryption</text:span></text:p>
      <text:p text:style-name="P3"><text:span text:style-name="T1">public key = (n, e)</text:span></text:p>
      <text:p text:style-name="P2"><text:span text:style-name="T1"/></text:p>
      <text:p text:style-name="P2"><text:span text:style-name="T1"/></text:p>
      <text:p text:style-name="P3"><text:span text:style-name="T1">message = 77</text:span></text:p>
      <text:p text:style-name="P3"><text:span text:style-name="T1">m^e mod n →</text:span></text:p>
      <text:p text:style-name="P3"><text:span text:style-name="T1">77^6577 mod n = 789545452894 (ciphertext)</text:span></text:p>
      <text:p text:style-name="P3"><text:span text:style-name="T1"/></text:p>
      <text:p text:style-name="P3"><text:span text:style-name="T1">c^d mod n → </text:span></text:p>
      <text:p text:style-name="P3"><text:span text:style-name="T1">789545452894^816020272593 mod n = 77</text:span></text:p>
      <text:p text:style-name="P3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1T12:56:24.912101397</meta:creation-date>
    <dc:date>2020-12-01T16:15:15.931626296</dc:date>
    <meta:editing-duration>PT2H58M30S</meta:editing-duration>
    <meta:editing-cycles>1</meta:editing-cycles>
    <meta:document-statistic meta:table-count="0" meta:image-count="0" meta:object-count="0" meta:page-count="1" meta:paragraph-count="16" meta:word-count="66" meta:character-count="290" meta:non-whitespace-character-count="239"/>
    <meta:generator>LibreOffice/6.4.6.2$Linux_X86_64 LibreOffice_project/40$Build-2</meta:generator>
  </office:meta>
</office:document-meta>
</file>